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1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r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On Sabbath Parah/</text:p>
      <text:p text:style-name="P6"/>
      <text:p text:style-name="P5">[Page 1]</text:p>
      <text:p text:style-name="P5">[Hebrew]/ [Hebrew] "I had pity on my holy name, which/ the house of Israel profaned among the nations,/ whither they have gone". <text:s/>Who are they of the house/ of Israel that Ezekiel condemns in his ardent zeal/ for his Master? <text:s/>Who are they that bring scandal upon/ the Author of our faith? <text:s/>Jews who misuse a supreme/ trust. <text:s/>Jews who study the whims and notions of the/ age in which they live, and not sacred duty. <text:s/>They/ make gentiles cry with a smile of irony and a/ scornful shake of the head "Forsooth such are the/ people of the Lord"./</text:p>
      <text:p text:style-name="P5">Listen my Brethren. <text:s/>Brazen gates and wide rivers/ are not impediments to the mind in which God dwells,/ to a mind stirred up by the spirit of prophecy. <text:s/>Jour-/-neying on its wings, the man of Chebar, rested his/ far-seeing eye on the time serving and faithless./ <text:s/>He beheld them in Judea before the total dispersion./ <text:s/>He beheld them again when exiled to the land of the/ Chaldeans. <text:s/>The false notably occupied responsible/ places, enjoyed high offices./</text:p>
      <text:p text:style-name="P5"/>
      <text:p text:style-name="P5">[Page 2]</text:p>
      <text:p text:style-name="P5">Ezekiel stood within the courts of the Jerusalem/ Temple. <text:s/>He looked. <text:s/>A partition had been cautiously/ raised, as a hindrance to the unintended. <text:s/>But a voice/ said "Son of man break through and mark the/ seam." <text:s/>Lo! the [?] of the nation are engaged/ in an abominable service. <text:s/>They burn incense not in/ honor to the living God, but to vulgar figures painted/ by a heated imagination. <text:s/>The Seer averts his <text:soft-page-break/>eyes/ in dismay from a spectacle so degrading./ <text:s/>He goes in search of the lowly among his coreligionists./ <text:s/>Surely, they cannot be infected with the sins ram-/-pant among the socially elevated. <text:s/>But on his/ way he meets the pastors of an easily led flock./ <text:s/>They are fat, and sleek and well covered with the/ wool shorn from off their charges. <text:s/>Those pampered/ keepers care not if the flock denied wholesome/ food, run over strange fields, and become poisoned/ with noxious weeds. <text:s/>They can find others more/ ready to fleece. <text:s/>Ezekiel contemplating that/ scene, pours out a vial of righteous indignation/ "Woe be to the shepherds of Israel....The weak/ you have not strengthened, the diseased you have/</text:p>
      <text:p text:style-name="P5"/>
      <text:p text:style-name="P5">[Page 3]</text:p>
      <text:p text:style-name="P5">healed, the broken you have not bound up, the/ strayed ones you have not brought back, the lost/ you have not sought after. <text:s/>Thus says the Lord,/ I am against the shepherd. <text:s/>I will require my/ flock form the hand"/</text:p>
      <text:p text:style-name="P5">Brethren! <text:s/>Our Haftorah is a sequel to a series/ of denunciations against men into whose guardianship/ the interest of the Jewish religion was committed, but/ who promoted only their own advantage, men who/ ought to have glorified the olden faith, but let indif-/-ference drag it into a pit of disgrace. <text:s/>Has the house/ of Israel, after so many trials and vicissitudes, been rid/ of such individuals? <text:s/>Are our chiefs--mainly our so-called/ spiritual leaders--very chary not to bring scandal upon/ the name we hear? <text:s/>The question is pertinent on a/ Sabbath like the present. <text:s/>It speaks of the need of/ purification. <text:s/>In ancient times the sprinkling of/ water, into which had been cast a handful of the burnt/ ashes of a red heifer, of a piece of cedar wood, a chip/ of hyssop, and a thread of scarlet yarn--whose colours ty-/pified sin--cleansed the Hebrews defiled by contract with polluting objects./</text:p>
      <text:p text:style-name="P5"/>
      <text:p text:style-name="P5">[Page 4]</text:p>
      <text:p text:style-name="P5">So purified, they could join the Congregation in the na-/-tional feast of the redemption from slavery--the ap-/-proaching Passover. <text:s/>We ourselves are nearing/ the important period of our year, and the additional/ portion of the Pentateuch announces it. <text:s/>But many/ of those who should instruct us to fittingly hold/ the celebration, are sullied and tainted. <text:s/>They still/ make gentiles derisively exclaim, "Forsooth, such/ are the people of the Lord." <text:s/>I remember how just/ twenty five years ago about the season, when an/ Israelitish history, which would tear into shreds, as/ worthless rags the Israelitish history written by Moses/ and the prophets issued from the press, I was accosted/ by a Christian acquaintance. <text:s/>He remarked: if the/ statements of the author I have now read are correct,/ the Hebrew Scriptures must be a tissue of deceptions,/ but I must believe that your Bible is inspired, I/ must also consider it unwarrantable in your Rabbi/ to represent on a false light what the civilized world/ has accepted as truths at the hands of the Jews./ <text:s/>So spoke one not born in the law, to shame those who/ are its sworn keepers, but whom the heresies of untrusty guides/</text:p>
      <text:p text:style-name="P5"/>
      <text:p text:style-name="P5">[Page 5]</text:p>
      <text:p text:style-name="P5">led astray. <text:s/>For, if the military skill, and schemes/ and maneuvering of a shrewd general and not the/ direct interposition of a God who abhors injustice and/ loves goodness purchased our fathers' deliverance, then/ all preparations to solemnize the anniversary of that/ wait in a signal manner, are simply senseless. <text:s/>Why,/ the very opening of the Decalogue would be an imposition/ on our credulity, an execrable falsehood. <text:s/>The thought/ is blasphemy./</text:p>
      <text:p text:style-name="P5">But what would my gentile neighbor have said at the/ developments of the last quarter of a century? <text:s/>What at/ the heartlessness of a teacher who, having under his charge/ bright promising youths, instead of enkindling in their/ breasts the fire of enthusiasm, quenches the [?], first/ sparks of religious fervor? <text:s/>A teacher who labors to explain/ away whatever discloses the wonderful dealings of the/ Almighty with the seed of his righteous Abraham, and/ brings a Moses to the level of a conjurer and juggler?/ <text:s/>Oh! call it not heartlessness, my brethren, but crime,/ not unlike that against which Ezekiel exclaimed, when/ he <text:soft-page-break/>saw the elders of Israel engaged in abominations, in/ the very chamber of the Temple, and the shepherds who let/</text:p>
      <text:p text:style-name="P5"/>
      <text:p text:style-name="P5">[Page 6]</text:p>
      <text:p text:style-name="P5">the flock go to destruction. <text:s/>For infidelity to a/ religious trust is worse than idolatry; the warping/ of children's minds exceeds the sin of selfishness. <text:s/>The/ Sages recommended to their scholars extreme caution/ so as not to utter a word capable of misapprehension,/ how then to instill drop by drop a full measure of/ disbelief into the guileless, and then lend then forth/ to engraft upon others the bane they have imbibed?/ <text:s/>Can anything forebode a quicker ruin to Judaism?/ <text:s/>I do not assert that it so actually happens; but my/ fears are well grounded. <text:s/>They are based upon an extraordinary/ utterance of that teacher, made public enough to elicit/ adverse comments. <text:s/>Formerly one sinning so flagrantly/ would have been excomunicated[sic!], and disqualified from/ entering the threshhold of God's sanctuary. <text:s/>And who would/ have consented to his ascending the pulpit?/</text:p>
      <text:p text:style-name="P5">Unhappily, it is the want of <text:span text:style-name="T2">some</text:span><text:span text:style-name="T3"> ecclesiastical disa-/-pline that threatens incalculable evils. <text:s/>Not a/ hierarchy, with the power of fulminating anathemas,/ but an advisory board, sanctioned by the leading con-/-gregations in the land, and the weight of whose moral/</text:span></text:p>
      <text:p text:style-name="P5"><text:span text:style-name="T3"/></text:p>
      <text:p text:style-name="P5"><text:span text:style-name="T3">[Page 7]</text:span></text:p>
      <text:p text:style-name="P5"><text:span text:style-name="T3">authority might serve as a check upon individual/ arbitrariness. <text:s/>We would not then hear that the house/ once dedicated to the worship of what Israelites believe to be a/ Truth, is lent for the performance of that which Israelites believe/ to be a falsehood; that in the same spot the acknowledg-/-ment of the Unity of God is made upon the Sabbath, and/ of the trinity on Sunday. <text:s/>Such [?] inconsistencies would/ not be dignified into broad liberality. <text:s/>It would not obtain/ countenance, and much less the applause for which the/ main actor in that incident sought for, and which he did/ obtain from many a quarter-- the Jewish press over clapping/ hands as to a triumph relieved over narrow-mindedness, just/ as if freedom from prejudice meant indifference to religious/ verities./</text:span></text:p>
      <text:p text:style-name="P5"><text:span text:style-name="T3">In like manner, the question of mixed marriages, now so vio-/-lently agitated in the west, so that a Rabbi wrote to permit/ non-Israelites to enter the house of Israel merely by the denial of/ a triune god; that question might be ventilated, leaving, of/ course, the pen as well as the speech always untramelled[sic!],/ but the practical application of a theory pregnant with misery/ to families would find insuferable[sic!] hindrances in the Syna-/-gogue. <text:s/>The results of the absence of religious identity in the/</text:span></text:p>
      <text:p text:style-name="P5"><text:span text:style-name="T3"/></text:p>
      <text:p text:style-name="P5"><text:span text:style-name="T3">[Page 8]</text:span></text:p>
      <text:p text:style-name="P5"><text:span text:style-name="T3">contracting party, and the discordant education of the/ children--besides the destructive tendency to the cause of/ Monotheism, would be placed before the applicant, and/ the marriage would not be celebrated in the congregation/ of Jacob. <text:s/>Each Rabbi would be made to understand/ that "he is the teacher and not the legislator of the Congre-/-gation" of the Lord. <text:s/>I am glad to quote the last sentence/ of mine fro ma lecture just delivered by a Rabbi, who was wont/ to allow himself every latitude. <text:s/>I am doubly glad, because it/ required an immense deal of moral courage on his part so/ to speak. <text:s/>A father smarting under the severe stroke inflicted/ by a disobedient child who entered into an alliance prohibited by/ the spirit of the Mosaic laws, as we have read this morning "lest/ thou take of heathens' daughters unto thy sons, and when those/ daughters go astray after their gods, they make thy sons also/ go astray after their gods," an alliance, I say, forbid explicitly/ by </text:span><text:span text:style-name="T4">God</text:span><text:span text:style-name="T5"> Ezra, made very stringent by a synod in the days/ of the Asmonean, and enforced by the Rabbis in subsequent ages,/ might have declined answering a query which opened afresh/ a painful wound. <text:s/>But he replied fairly and squarely, denouncing/ such marriages, and the ministers who dare defy a rule, which the/</text:span></text:p>
      <text:p text:style-name="P5"><text:span text:style-name="T5"/></text:p>
      <text:p text:style-name="P5"><text:span text:style-name="T5">[Page 9]</text:span></text:p>
      <text:p text:style-name="P5"><text:span text:style-name="T5">which the house of Israel--much to their happiness--have/ carried out through a long and wide </text:span><text:soft-page-break/><text:span text:style-name="T5">dispersion./</text:span></text:p>
      <text:p text:style-name="P5"><text:span text:style-name="T5">Yes: the establishing of a Board of the character just described, might/ create a little order, where naught but chaos exists. <text:s/>I advocated/ it years ago, not in the expectation that my poor word would/ immediately effect the desirable end, but in the belief that my/ people would be set thinking; that they would finally demand/ of their ministers fixed rules for guidance, without depending on/ the crotchets of every one, whom a congregation blindly chooses./ <text:s/>Perhaps the time is not ripe, but I have faith in the people./ <text:s/>I cherish the hope that they will insist upon that or any/ wise measure, holding back the unscrupulous and reckless,/ purging the Synagogue of its defilements. <text:s/>As in the days/ of antiquity, a sprinkling of typical waters rehabilitated the/ polluted, and they kept in common the anniversary of the national/ birth, so will the tears of the righteous few have accomplished a/ purification. <text:s/>They will be the first drops of that limped fountain/ promised by God to be opened in our midst and from which/ Israel will receive purification. <text:s/>As Ezekiel wrote "I will sprinkle/ upon you clean water and you shall be cleaned from all your/ impurities, and from all your abominations will I cleanse you"/ <text:s/>And 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7T13:11:11.46</meta:creation-date>
    <dc:date>2012-07-17T15:40:53.84</dc:date>
    <dc:creator>Penn Libraries</dc:creator>
    <meta:editing-duration>PT00H02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1970" meta:character-count="12014"/>
  </office:meta>
</office:document-meta>
</file>